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f0041"/>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81d41a"/>
    </style:style>
    <style:style style:name="T37" style:family="text">
      <style:text-properties fo:color="#ff8000"/>
    </style:style>
    <style:style style:name="T38" style:family="text">
      <style:text-properties fo:color="#111111"/>
    </style:style>
    <style:style style:name="T39" style:family="text">
      <style:text-properties fo:color="#669900"/>
    </style:style>
    <style:style style:name="T40" style:family="text">
      <style:text-properties fo:color="#cc9900"/>
    </style:style>
    <style:style style:name="T41" style:family="text">
      <style:text-properties fo:color="#996633"/>
    </style:style>
    <style:style style:name="T42"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3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3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8">کل قوت</text:span>، <text:span text:style-name="T36">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8">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7">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8">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0">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1">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0">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34">عبوری دور</text:span>،<text:span text:style-name="T15">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254">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 style:data-style-name="N2" text:time-value="14:35:54.374442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30T15:11:27.869155466</dc:date>
    <meta:editing-duration>P99DT16H40M51S</meta:editing-duration>
    <meta:editing-cycles>4396</meta:editing-cycles>
    <meta:generator>LibreOffice/6.4.7.2$Linux_X86_64 LibreOffice_project/40$Build-2</meta:generator>
    <meta:document-statistic meta:table-count="3" meta:cell-count="70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